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Verdana" fo:font-size="14pt" fo:font-weight="bold" style:font-size-asian="14pt" style:font-weight-asian="bold" style:font-size-complex="14pt"/>
    </style:style>
    <style:style style:name="T2" style:family="text">
      <style:text-properties style:font-name="Verdana" fo:font-size="14pt" style:font-size-asian="14pt" style:font-size-complex="14pt"/>
    </style:style>
    <style:style style:name="T3" style:family="text">
      <style:text-properties fo:color="#ff0000" style:font-name="Verdan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Absatz-Standardschriftart"><text:span text:style-name="T1">Übung cut</text:span></text:span><text:span text:style-name="Absatz-Standardschriftart"><text:span text:style-name="T1"><text:line-break/></text:span></text:span><text:span text:style-name="Absatz-Standardschriftart"><text:span text:style-name="T2"><text:line-break/></text:span></text:span><text:span text:style-name="Absatz-Standardschriftart"><text:span text:style-name="T2"><text:line-break/></text:span></text:span><text:a xlink:type="simple" xlink:href="https://wiki.ubuntuusers.de/cut/" office:target-frame-name="_top" xlink:show="replace" text:style-name="Internet_20_link" text:visited-style-name="Visited_20_Internet_20_Link"><text:span text:style-name="Hyperlink"><text:span text:style-name="T2">https://wiki.ubuntuusers.de/cut/</text:span></text:span></text:a></text:p>
      <text:p text:style-name="Standard"><text:span text:style-name="Absatz-Standardschriftart"><text:span text:style-name="T2"><text:line-break/>Lassen Sie sich die Datei passwd anzeigen.<text:line-break/><text:line-break/><text:line-break/>Erstellen Sie so eine Datei mit einer Tabelle (Tab-Taste)</text:span></text:span><text:span text:style-name="Absatz-Standardschriftart"><text:span text:style-name="T3"><text:line-break/></text:span></text:span><text:span text:style-name="Absatz-Standardschriftart"><text:span text:style-name="T2"><text:line-break/><text:line-break/>Lassen Sie sich nur das home-Verzeichnis und den Benutzernamen aus passwd anzeigen.<text:line-break/><text:line-break/><text:line-break/>Filtern Sie aus Ihrer erstellten Datei einzelne Spalten </text:span></text:span><text:span text:style-name="Absatz-Standardschriftart"><text:span text:style-name="T3"><text:s/><text:line-break/></text:span></text:span><text:span text:style-name="Absatz-Standardschriftart"><text:span text:style-name="T2"><text:line-break/><text:line-break/>Sortieren Sie die Ausgabe alphabetisch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DTWA167</meta:initial-creator>
    <meta:creation-date>2020-01-07T13:59:00Z</meta:creation-date>
    <dc:date>2020-04-01T11:14:29.27</dc:date>
    <meta:print-date>2020-01-07T13:22:00Z</meta:print-date>
    <meta:editing-cycles>4</meta:editing-cycles>
    <meta:editing-duration>PT3H51M39S</meta:editing-duration>
    <meta:document-statistic meta:table-count="0" meta:image-count="0" meta:object-count="0" meta:page-count="1" meta:paragraph-count="2" meta:word-count="44" meta:character-count="334"/>
    <meta:template xlink:type="simple" xlink:actuate="onRequest" xlink:title="" xlink:href="../Übung_cut.odt/Normal"/>
  </office:meta>
</office:document-meta>
</file>